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d82c" officeooo:paragraph-rsid="001ad82c"/>
    </style:style>
    <style:style style:name="P2" style:family="paragraph" style:parent-style-name="Standard">
      <style:text-properties officeooo:rsid="001cc84d" officeooo:paragraph-rsid="001cc84d"/>
    </style:style>
    <style:style style:name="P3" style:family="paragraph" style:parent-style-name="Standard">
      <style:text-properties officeooo:rsid="001d8fb1" officeooo:paragraph-rsid="001d8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!= school</text:p>
      <text:p text:style-name="P1">Learning is a vital part of our life.</text:p>
      <text:p text:style-name="P1">Examples</text:p>
      <text:p text:style-name="P1">Ultralearning = strategy for learning that is self-directed and aggressive</text:p>
      <text:p text:style-name="P1">you decide, what, how, and why</text:p>
      <text:p text:style-name="P1">1. the hard way is the easy way</text:p>
      <text:p text:style-name="P1">example: author learning French</text:p>
      <text:p text:style-name="P1">immersion into the foreign language</text:p>
      <text:p text:style-name="P1">english bubble</text:p>
      <text:p text:style-name="P1">author learning Spanish</text:p>
      <text:p text:style-name="P2">immersion is easier and more effective</text:p>
      <text:p text:style-name="P2">2. A little fear is very useful</text:p>
      <text:p text:style-name="P2">MIT channelge – earn 4 years degree within a year</text:p>
      <text:p text:style-name="P2">fear and excitement are close</text:p>
      <text:p text:style-name="P2">3. Feedback is Good (So Ignore Most of It)</text:p>
      <text:p text:style-name="P3">afraid – get more</text:p>
      <text:p text:style-name="P3">4. The Shortest Path is Straight Ahead</text:p>
      <text:p text:style-name="P3">example – architect, friend of the author</text:p>
      <text:p text:style-name="P3">the problem of transfer</text:p>
      <text:p text:style-name="P3">Learn by doing the thing you want to be good at</text:p>
      <text:p text:style-name="P3">5. Happiness is not pleasure. Happiness is the Expansion of Possibility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7:36:47.043119685</meta:creation-date>
    <dc:date>2020-05-23T21:01:38.723294264</dc:date>
    <meta:editing-duration>PT2H54M21S</meta:editing-duration>
    <meta:editing-cycles>1</meta:editing-cycles>
    <meta:document-statistic meta:table-count="0" meta:image-count="0" meta:object-count="0" meta:page-count="1" meta:paragraph-count="21" meta:word-count="128" meta:character-count="727" meta:non-whitespace-character-count="617"/>
    <meta:generator>LibreOffice/6.0.7.3$Linux_X86_64 LibreOffice_project/00m0$Build-3</meta:generator>
  </office:meta>
</office:document-meta>
</file>